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9</text:span><text:span text:style-name="T3">: FPGAs: Pulsadores 6. </text:span></text:p>
            <text:p text:style-name="P1"><text:span text:style-name="T3">Etapa 5: Antirrebote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08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8T11:25:40.079301292</dc:date>
    <meta:editing-duration>P8DT1H33M47S</meta:editing-duration>
    <meta:editing-cycles>571</meta:editing-cycles>
    <meta:generator>LibreOffice/6.4.7.2$Linux_X86_64 LibreOffice_project/40$Build-2</meta:generator>
    <meta:print-date>2017-10-04T10:42:29.653181544</meta:print-date>
    <meta:document-statistic meta:object-count="49"/>
  </office:meta>
</office:document-meta>
</file>